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.247cm" fo:margin-bottom="0cm" fo:line-height="100%" style:punctuation-wrap="hanging" style:writing-mode="lr-tb">
        <style:tab-stops/>
      </style:paragraph-properties>
    </style:style>
    <style:style style:name="P2" style:family="paragraph">
      <style:text-properties fo:font-size="32pt"/>
    </style:style>
    <style:style style:name="P3" style:family="paragraph">
      <style:paragraph-properties fo:margin-left="1.27cm" fo:margin-right="0cm" fo:text-indent="-0.635cm"/>
    </style:style>
    <style:style style:name="T1" style:family="text">
      <style:text-properties fo:color="#000000" style:text-line-through-style="none" style:text-position="0% 100%" fo:font-family="Arial" fo:font-size="29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ushhour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Kyra Kieskamp &amp; Oscar Ke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p>Opbouw:</text:p>
            <text:p/>
            <text:p text:style-name="P3">Dit is het probleem (en dit zijn de voorwaarden)</text:p>
            <text:p text:style-name="P3">Methodes en algoritme ( wat is je aanpak)</text:p>
            <text:p text:style-name="P3">Resultaten → vergelijkend met een andere oplossing (bijvoorbeeld random)</text:p>
            <text:p text:style-name="P3">Conclusi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et probleem + de voorwaarde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3">Methodes en algoritm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 text:style-name="P3"><text:line-break/>Resultaten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3">
              <text:list-item>
                <text:p>Random</text:p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3">
              <text:list-item>
                <text:p>Depth/Bread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3">Conclusi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ra Kieskamp</meta:initial-creator>
    <meta:creation-date>2015-11-26T14:00:21.95</meta:creation-date>
    <meta:editing-duration>PT4M55S</meta:editing-duration>
    <meta:editing-cycles>3</meta:editing-cycles>
    <dc:date>2015-11-26T14:05:09.99</dc:date>
    <dc:creator>Kyra Kieskamp</dc:creator>
    <meta:generator>OpenOffice/4.1.1$Win32 OpenOffice.org_project/411m6$Build-9775</meta:generator>
    <meta:document-statistic meta:object-count="46"/>
  </office:meta>
</office:document-meta>
</file>